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4cm"/>
    </style:style>
    <style:style style:name="co3" style:family="table-column">
      <style:table-column-properties fo:break-before="auto" style:column-width="3.445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626cm" fo:break-before="auto" style:use-optimal-row-height="true"/>
    </style:style>
    <style:style style:name="ro3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ccff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>
      <style:table-cell-properties fo:background-color="#e6e6e6" style:text-align-source="fix" style:repeat-content="false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/>
          <table:table-cell table:style-name="ce3"/>
          <table:table-cell table:number-columns-repeated="11"/>
        </table:table-row>
        <table:table-row table:style-name="ro2">
          <table:table-cell table:style-name="ce1" office:value-type="string">
            <text:p>Dictionary for consistent translations of The Butterfly Effect</text:p>
          </table:table-cell>
          <table:table-cell table:style-name="ce3"/>
          <table:table-cell table:number-columns-repeated="11"/>
        </table:table-row>
        <table:table-row table:style-name="ro2">
          <table:table-cell table:style-name="ce1"/>
          <table:table-cell table:style-name="ce3"/>
          <table:table-cell table:number-columns-repeated="11"/>
        </table:table-row>
        <table:table-row table:style-name="ro1">
          <table:table-cell/>
          <table:table-cell table:style-name="ce4" office:value-type="string">
            <text:p>(make sure to keep this file in alphabetical order for English !)</text:p>
          </table:table-cell>
          <table:table-cell table:number-columns-repeated="11"/>
        </table:table-row>
        <table:table-row table:style-name="ro1">
          <table:table-cell/>
          <table:table-cell table:style-name="ce4" office:value-type="string">
            <text:p>(except when a culture forbids it (german comes to mind), please use informal language)</text:p>
          </table:table-cell>
          <table:table-cell table:number-columns-repeated="11"/>
        </table:table-row>
        <table:table-row table:style-name="ro1">
          <table:table-cell/>
          <table:table-cell table:style-name="ce4"/>
          <table:table-cell table:number-columns-repeated="11"/>
        </table:table-row>
        <table:table-row table:style-name="ro1">
          <table:table-cell/>
          <table:table-cell table:style-name="ce4" office:value-type="string">
            <text:p>if you see pseudo-Latin names (e.g. Flappus Chaoticus Fragilius for Butterfly), have fun translating them. It should be a joke!</text:p>
          </table:table-cell>
          <table:table-cell table:number-columns-repeated="11"/>
        </table:table-row>
        <table:table-row table:style-name="ro1">
          <table:table-cell/>
          <table:table-cell table:style-name="ce3"/>
          <table:table-cell table:number-columns-repeated="11"/>
        </table:table-row>
        <table:table-row table:style-name="ro1">
          <table:table-cell table:style-name="ce2" office:value-type="string">
            <text:p>lang name:</text:p>
          </table:table-cell>
          <table:table-cell table:style-name="ce5" office:value-type="string">
            <text:p>English</text:p>
          </table:table-cell>
          <table:table-cell table:style-name="ce5" office:value-type="string">
            <text:p>Dutch</text:p>
          </table:table-cell>
          <table:table-cell table:style-name="ce5" office:value-type="string">
            <text:p>German</text:p>
          </table:table-cell>
          <table:table-cell table:style-name="ce5" office:value-type="string">
            <text:p>French</text:p>
          </table:table-cell>
          <table:table-cell table:style-name="ce5" table:number-columns-repeated="8"/>
        </table:table-row>
        <table:table-row table:style-name="ro1">
          <table:table-cell table:style-name="ce2" office:value-type="string">
            <text:p>code:</text:p>
          </table:table-cell>
          <table:table-cell table:style-name="ce5" office:value-type="string">
            <text:p>en_US</text:p>
          </table:table-cell>
          <table:table-cell table:style-name="ce5" office:value-type="string">
            <text:p>nl</text:p>
          </table:table-cell>
          <table:table-cell table:style-name="ce5" office:value-type="string">
            <text:p>de</text:p>
          </table:table-cell>
          <table:table-cell table:style-name="ce5" table:number-columns-repeated="9"/>
        </table:table-row>
        <table:table-row table:style-name="ro1">
          <table:table-cell table:style-name="ce2" office:value-type="string">
            <text:p>maintainers:</text:p>
          </table:table-cell>
          <table:table-cell table:style-name="ce6" office:value-type="string">
            <text:p>n/a</text:p>
          </table:table-cell>
          <table:table-cell table:style-name="ce6" office:value-type="string">
            <text:p>Peter van Ginneken</text:p>
          </table:table-cell>
          <table:table-cell table:style-name="ce6" table:number-columns-repeated="10"/>
        </table:table-row>
        <table:table-row table:style-name="ro1">
          <table:table-cell table:style-name="ce2"/>
          <table:table-cell table:number-columns-repeated="12"/>
        </table:table-row>
        <table:table-row table:style-name="ro1">
          <table:table-cell table:style-name="ce2"/>
          <table:table-cell table:style-name="ce8" office:value-type="float" office:value="101">
            <text:p>101</text:p>
          </table:table-cell>
          <table:table-cell office:value-type="string">
            <text:p>beginnerscursus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ce8" office:value-type="float" office:value="102">
            <text:p>102</text:p>
          </table:table-cell>
          <table:table-cell office:value-type="string">
            <text:p>vervolgcursus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ce8" office:value-type="string">
            <text:p>Beam (=steel bar)</text:p>
          </table:table-cell>
          <table:table-cell office:value-type="string">
            <text:p>balk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ce8" office:value-type="string">
            <text:p>Boulder</text:p>
          </table:table-cell>
          <table:table-cell office:value-type="string">
            <text:p>stee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owling Ball</text:p>
          </table:table-cell>
          <table:table-cell office:value-type="string">
            <text:p>bowlingba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owling Pin</text:p>
          </table:table-cell>
          <table:table-cell office:value-type="string">
            <text:p>kege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utterfly Effect</text:p>
          </table:table-cell>
          <table:table-cell office:value-type="string">
            <text:p>vlindereffec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ancel</text:p>
          </table:table-cell>
          <table:table-cell office:value-type="string">
            <text:p>Afbreke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ke</text:p>
          </table:table-cell>
          <table:table-cell office:value-type="string">
            <text:p>Cola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ke+Mentos bottle</text:p>
          </table:table-cell>
          <table:table-cell office:value-type="string">
            <text:p>Coke-Mentos fle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Coke+Mentos fountain</text:p>
          </table:table-cell>
          <table:table-cell office:value-type="string">
            <text:p>Coke-Mentos geiser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computer</text:p>
          </table:table-cell>
          <table:table-cell office:value-type="string">
            <text:p>Rechner</text:p>
          </table:table-cell>
          <table:table-cell office:value-type="string">
            <text:p>Ordinateur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iet Coke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Edit</text:p>
          </table:table-cell>
          <table:table-cell office:value-type="string">
            <text:p>bewerke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file</text:p>
          </table:table-cell>
          <table:table-cell office:value-type="string">
            <text:p>bestand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Hammer</text:p>
          </table:table-cell>
          <table:table-cell office:value-type="string">
            <text:p>hamer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Help</text:p>
          </table:table-cell>
          <table:table-cell office:value-type="string">
            <text:p>Hilfe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Jumping Jack</text:p>
          </table:table-cell>
          <table:table-cell office:value-type="string">
            <text:p>trekpop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leve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arble</text:p>
          </table:table-cell>
          <table:table-cell office:value-type="string">
            <text:p>knikker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Mentos</text:p>
          </table:table-cell>
          <table:table-cell office:value-type="string">
            <text:p>Mentos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menu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Next&gt;</text:p>
          </table:table-cell>
          <table:table-cell office:value-type="string">
            <text:p>Volgende&gt;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Postit</text:p>
          </table:table-cell>
          <table:table-cell office:value-type="string">
            <text:p>Post-i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ost-it Boy</text:p>
          </table:table-cell>
          <table:table-cell office:value-type="string">
            <text:p>Post-it Boy (geen lidwoord gebruiken)</text:p>
          </table:table-cell>
          <table:table-cell table:number-columns-repeated="10"/>
        </table:table-row>
        <table:table-row table:style-name="ro1">
          <table:table-cell/>
          <table:table-cell table:number-columns-repeated="2" office:value-type="string">
            <text:p>OK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amp</text:p>
          </table:table-cell>
          <table:table-cell office:value-type="string">
            <text:p>helling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edo</text:p>
          </table:table-cell>
          <table:table-cell office:value-type="string">
            <text:p>opnieuw uitvoere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Reset</text:p>
          </table:table-cell>
          <table:table-cell office:value-type="string">
            <text:p>resetten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kyhook</text:p>
          </table:table-cell>
          <table:table-cell office:value-type="string">
            <text:p>hemelhaakj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occer Ball</text:p>
          </table:table-cell>
          <table:table-cell office:value-type="string">
            <text:p>voetba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Styrofoam</text:p>
          </table:table-cell>
          <table:table-cell office:value-type="string">
            <text:p>piepschuim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ennis Ball</text:p>
          </table:table-cell>
          <table:table-cell office:value-type="string">
            <text:p>tennisbal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Tool Box</text:p>
          </table:table-cell>
          <table:table-cell office:value-type="string">
            <text:p>gereedschapskist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ndo</text:p>
          </table:table-cell>
          <table:table-cell office:value-type="string">
            <text:p>ongedaan maken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Viewer</text:p>
          </table:table-cell>
          <table:table-cell office:value-type="string">
            <text:p>lezer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Wood bar</text:p>
          </table:table-cell>
          <table:table-cell office:value-type="string">
            <text:p>houten balk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You</text:p>
          </table:table-cell>
          <table:table-cell office:value-type="string">
            <text:p>Je / Jij <text:s/>- GEEN U</text:p>
          </table:table-cell>
          <table:table-cell office:value-type="string">
            <text:p>Sie</text:p>
          </table:table-cell>
          <table:table-cell table:number-columns-repeated="9"/>
        </table:table-row>
        <table:table-row table:style-name="ro1" table:number-rows-repeated="6550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B17:Sheet1.E4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8">08-11-2010</text:date>, <text:time>23:2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4T16:25:47</meta:creation-date>
    <dc:date>2010-11-08T23:26:53</dc:date>
    <meta:editing-duration>PT03H15M08S</meta:editing-duration>
    <meta:editing-cycles>33</meta:editing-cycles>
    <meta:generator>OpenOffice.org/3.1$Linux OpenOffice.org_project/310m21$Build-9319</meta:generator>
    <meta:document-statistic meta:table-count="3" meta:cell-count="95" meta:object-count="0"/>
  </office:meta>
</office:document-meta>
</file>